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4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5" style:family="paragraph" style:parent-style-name="Standard">
      <style:text-properties fo:font-size="5pt" style:font-size-asian="5pt" style:font-size-complex="5pt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ext_20_body">
      <style:text-properties fo:font-size="6pt" style:font-size-asian="6pt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6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text-underline-style="none" style:font-size-complex="5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-complex="Arial"/>
    </style:style>
    <style:style style:name="T26" style:family="text">
      <style:text-properties fo:background-color="transparent"/>
    </style:style>
    <style:style style:name="T27" style:family="text">
      <style:text-properties style:text-underline-style="none" fo:font-weight="bold" style:font-weight-asian="bold"/>
    </style:style>
    <style:style style:name="T28" style:family="text">
      <style:text-properties style:text-underline-style="none" style:font-size-complex="5pt"/>
    </style:style>
    <style:style style:name="T2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style:font-size-complex="5pt"/>
    </style:style>
    <style:style style:name="T3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34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ПРОВЕРКИ</text:p>
      <text:p text:style-name="P12"/>
      <text:p text:style-name="P14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13"/>
      <text:p text:style-name="P13"><text:span text:style-name="T29">Тип: </text:span><text:span text:style-name="T30">БДКГ-22 </text:span></text:p>
      <text:p text:style-name="P9"/>
      <text:p text:style-name="P13"><text:span text:style-name="T29">з/н: </text:span><text:span text:style-name="T30">$serial</text:span><text:span text:style-name="T27"><text:tab/></text:span></text:p>
      <text:p text:style-name="P15"/>
      <text:p text:style-name="P16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7"/>
      <text:p text:style-name="P5"><text:span text:style-name="T31">Относительная погрешность измерения:</text:span><text:span text:style-name="T28"><text:tab/><text:tab/>± </text:span><text:span text:style-name="T16">20</text:span><text:span text:style-name="T28"> %</text:span></text:p>
      <text:p text:style-name="P4"/>
      <text:p text:style-name="P6">Условия эксплуатации:</text:p>
      <text:p text:style-name="P37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6"><text:span text:style-name="T9">- <text:s/></text:span><text:span text:style-name="T4">Атмосферное давление<text:tab/><text:tab/><text:tab/><text:tab/>98,5 </text:span><text:span text:style-name="T9">kPa</text:span></text:p>
      <text:p text:style-name="P36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6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4">Эталонные средства измерений: </text:p>
      <text:p text:style-name="P25"><text:span text:style-name="T9"><text:s text:c="5"/>- <text:s/></text:span><text:span text:style-name="T32">$facility_1</text:span><text:span text:style-name="T34">10;</text:span></text:p>
      <text:p text:style-name="P23"><text:span text:style-name="T9"><text:s text:c="5"/>- <text:s/></text:span><text:span text:style-name="T32">$</text:span><text:span text:style-name="T34">facility_130</text:span><text:span text:style-name="T33">.</text:span></text:p>
      <text:p text:style-name="P8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Блок детектирования <text:span text:style-name="T21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1">Мощность амбиентной эквивалент-ной дозы в <text:span text:style-name="T21">контрольной</text:span> точке <text:span text:style-name="T17">Ḣ</text:span><text:span text:style-name="T19">oi</text:span>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2">Относи-тельная</text:span><text:span text:style-name="T26"> </text:span><text:span text:style-name="T22">погреш-ность</text:span><text:span text:style-name="T26"> </text:span><text:span text:style-name="T22">измерения</text:span> </text:p>
            <text:p text:style-name="P34"><text:span text:style-name="T23">θ</text:span><text:span text:style-name="T20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32"><text:span text:style-name="T21">Довери-тель</text:span>ная граница погреш-ности измерения <text:span text:style-name="T15">Δ</text:span><text:span text:style-name="T19">i</text:span><text:span text:style-name="T13">,</text:span> %</text:p>
          </table:table-cell>
          <table:table-cell table:style-name="t1.K2" table:number-rows-spanned="3" office:value-type="string">
            <text:p text:style-name="P33"><text:span text:style-name="T24">Предел основной </text:span><text:span text:style-name="T21">относи-тельной</text:span> <text:span text:style-name="T13">погреш-ности</text:span>, </text:p>
            <text:p text:style-name="P33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14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7">H</text:span><text:span text:style-name="T18">1</text:span></text:p>
          </table:table-cell>
          <table:table-cell table:style-name="t1.D3" office:value-type="string">
            <text:p text:style-name="P28"><text:span text:style-name="T14">H</text:span><text:span text:style-name="T18">2</text:span></text:p>
          </table:table-cell>
          <table:table-cell table:style-name="t1.D3" office:value-type="string">
            <text:p text:style-name="P28"><text:span text:style-name="T14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0,7 мкЗв/ч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8" office:value-type="string">
            <text:p text:style-name="P10">±20</text:p>
          </table:table-cell>
        </table:table-row>
        <table:table-row>
          <table:table-cell table:style-name="t1.A5" office:value-type="string">
            <text:p text:style-name="P10">7 мкЗв/ч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0 мкЗв/ч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0,7 мЗв/ч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7,0 мЗв/ч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0 мЗв/ч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0,7</text:span> Зв/ч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12" office:value-type="string">
            <text:p text:style-name="P10">7 Зв/ч</text:p>
          </table:table-cell>
          <table:table-cell table:style-name="t1.B12" office:value-type="string">
            <text:p text:style-name="P11">$1-37.</text:p>
          </table:table-cell>
          <table:table-cell table:style-name="t1.B12" office:value-type="string">
            <text:p text:style-name="P11">$1-47.</text:p>
          </table:table-cell>
          <table:table-cell table:style-name="t1.B12" office:value-type="string">
            <text:p text:style-name="P11">$1-57.</text:p>
          </table:table-cell>
          <table:table-cell table:style-name="t1.B12" office:value-type="string">
            <text:p text:style-name="P11">$1-67.</text:p>
          </table:table-cell>
          <table:table-cell table:style-name="t1.B12" office:value-type="string">
            <text:p text:style-name="P11">$1-77.</text:p>
          </table:table-cell>
          <table:table-cell table:style-name="t1.B12" office:value-type="string">
            <text:p text:style-name="P11">$1-87.</text:p>
          </table:table-cell>
          <table:table-cell table:style-name="t1.B12" office:value-type="string">
            <text:p text:style-name="P11">$1-07.</text:p>
          </table:table-cell>
          <table:table-cell table:style-name="t1.B12" office:value-type="string">
            <text:p text:style-name="P11">$1-17.</text:p>
          </table:table-cell>
          <table:table-cell table:style-name="t1.B12" office:value-type="string">
            <text:p text:style-name="P11">$1-27.</text:p>
          </table:table-cell>
          <table:covered-table-cell/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Проверку произвел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2">(<text:span text:style-name="T25">подпись</text:span>)</text:p>
          </table:table-cell>
        </table:table-row>
        <table:table-row>
          <table:table-cell table:style-name="Таблица1.A1" office:value-type="string">
            <text:p text:style-name="P19">Технический контроль: 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2">(<text:span text:style-name="T25">подпись</text:span>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862in" fo:margin-bottom="0.269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06:54.45</dc:date>
    <meta:print-date>2019-04-03T15:18:00</meta:print-date>
    <meta:editing-cycles>118</meta:editing-cycles>
    <meta:editing-duration>PT8H17M16S</meta:editing-duration>
    <meta:generator>OpenOffice/4.1.6$Win32 OpenOffice.org_project/416m1$Build-9790</meta:generator>
    <meta:document-statistic meta:table-count="2" meta:image-count="1" meta:object-count="0" meta:page-count="1" meta:paragraph-count="123" meta:word-count="216" meta:character-count="1597"/>
  </office:meta>
</office:document-meta>
</file>